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font-size="11pt" fo:language="en" fo:country="none" style:font-size-asian="11pt" style:font-size-complex="11pt"/>
    </style:style>
    <style:style style:name="P2" style:family="paragraph" style:parent-style-name="Standard" style:list-style-name="">
      <style:paragraph-properties fo:margin-top="0in" fo:margin-bottom="0.139in" fo:line-height="115%"/>
      <style:text-properties fo:font-size="16pt" fo:language="en" fo:country="none" style:font-size-asian="16pt" style:font-size-complex="16pt"/>
    </style:style>
    <style:style style:name="P3" style:family="paragraph" style:parent-style-name="Standard" style:list-style-name="">
      <style:paragraph-properties fo:margin-top="0in" fo:margin-bottom="0.139in" fo:line-height="115%"/>
      <style:text-properties fo:font-size="14pt" fo:language="en" fo:country="none" style:font-size-asian="14pt" style:font-size-complex="14pt"/>
    </style:style>
    <style:style style:name="P4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font-size="11pt" fo:language="en" fo:country="none" style:font-size-asian="11pt" style:font-size-complex="11pt"/>
    </style:style>
    <style:style style:name="T1" style:family="text">
      <style:text-properties fo:font-size="11pt" fo:language="en" fo:country="none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<text:tab/><text:tab/><text:tab/></text:p>
      <text:p text:style-name="P1"/>
      <text:p text:style-name="P1"/>
      <text:p text:style-name="P2">Add Cleaner</text:p>
      <text:p text:style-name="P1"/>
      <text:p text:style-name="P1">Under the "Address Info", the "Pin Code" cell should be changed to "Makani No". Same as done in "Add Customer" screen</text:p>
      <text:p text:style-name="P1"/>
      <text:p text:style-name="P3">Add Customer</text:p>
      <text:p text:style-name="P1"/>
      <text:p text:style-name="P1">On "Add Customer" screen, under "Address Info", the type of address is missing - drop down list: Villa, Apartment, Office, Other.</text:p>
      <text:p text:style-name="P1"/>
      <text:p text:style-name="P3">Rate</text:p>
      <text:p text:style-name="P1"/>
      <text:p text:style-name="P1">Rate List should have atleast 12 colors</text:p>
      <text:p text:style-name="P1"/>
      <text:p text:style-name="P3">Cleaners Schedule</text:p>
      <text:p text:style-name="P1"/>
      <text:p text:style-name="P1">Format not fixed. Name should be on the Left and all cleaners in one block. Same as the format done for Check Availability</text:p>
      <text:p text:style-name="P1"/>
      <text:p text:style-name="P3">ADMIN SHEET</text:p>
      <text:p text:style-name="P1"/>
      <text:p text:style-name="P1">Format not fixed. Name should be on the Left and all cleaners in one block. Same as the format done for Check Availability</text:p>
      <text:p text:style-name="P3"><text:soft-page-break/></text:p>
      <text:p text:style-name="P3">ADMIN SHEET PDF</text:p>
      <text:p text:style-name="P1"/>
      <text:p text:style-name="P1">Format not fixed. Name should be on the Left and all cleaners in one block. Same as the format done for Check Availability</text:p>
      <text:p text:style-name="P1"/>
      <text:p text:style-name="P1"/>
      <text:p text:style-name="P3">ADMIN SHEET &amp; ADMIN SHEET PDF</text:p>
      <text:p text:style-name="P1"/>
      <text:p text:style-name="P1">Both these should have a visual marker regarding the Keys</text:p>
      <text:p text:style-name="P1"/>
      <text:p text:style-name="P3">DRIVER SHEET PDF</text:p>
      <text:p text:style-name="P1"/>
      <text:p text:style-name="P1">Format not fixed. Name should be on the Left and all cleaners in one block. Same as the format done for Check Availability</text:p>
      <text:p text:style-name="P1"/>
      <text:p text:style-name="P1"/>
      <text:p text:style-name="P3">TIMESHEET REPORT</text:p>
      <text:p text:style-name="P1"/>
      <text:p text:style-name="P1">Format is fine. However this should be similar to the Publish Bookings page. i.e. once we enter a date, then it should generate the report. And be able to Print / Export it</text:p>
      <text:p text:style-name="P1"/>
      <text:p text:style-name="P3">RECEIPT REPORT</text:p>
      <text:p text:style-name="P1"/>
      <text:p text:style-name="P1">This should be similar to the Publish Bookings page. i.e. once we enter a date, then it should generate the report. And be able to Print / Export it</text:p>
      <text:p text:style-name="P1"><text:soft-page-break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alibri" fo:font-size="12pt" fo:language="en" fo:country="US" style:font-name-asian="Calibri" style:font-size-asian="12pt" style:language-asian="en" style:country-asian="US" style:font-name-complex="Calibri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3" meta:paragraph-count="21" meta:word-count="238" meta:character-count="1299"/>
    <dc:date>2019-04-24T20:15:10.14</dc:date>
    <meta:generator>OpenOffice/4.1.5$Win32 OpenOffice.org_project/415m1$Build-9789</meta:generator>
  </office:meta>
</office:document-meta>
</file>